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982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4.15cm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0.85cm" fo:min-width="2.4cm"/>
    </style:style>
    <style:style style:name="gr7" style:family="graphic" style:parent-style-name="standard">
      <style:graphic-properties svg:stroke-color="#00ff00" draw:fill="none" draw:textarea-horizontal-align="justify" draw:textarea-vertical-align="middle" draw:auto-grow-height="false" fo:min-height="0.812cm" fo:min-width="1.692cm"/>
    </style:style>
    <style:style style:name="gr8" style:family="graphic" style:parent-style-name="standard">
      <style:graphic-properties draw:stroke="none" svg:stroke-color="#000000" draw:fill="none" draw:fill-color="#ffffff" fo:min-height="0.552cm"/>
    </style:style>
    <style:style style:name="gr9" style:family="graphic" style:parent-style-name="standard">
      <style:graphic-properties svg:stroke-color="#0047ff" draw:fill="none" draw:textarea-horizontal-align="justify" draw:textarea-vertical-align="middle" draw:auto-grow-height="false" fo:min-height="0.55cm" fo:min-width="0.3cm"/>
    </style:style>
    <style:style style:name="gr10" style:family="graphic" style:parent-style-name="standard">
      <style:graphic-properties svg:stroke-color="#0047ff" draw:fill="none" draw:textarea-horizontal-align="justify" draw:textarea-vertical-align="middle" draw:auto-grow-height="false" fo:min-height="3.35cm" fo:min-width="0.6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ff00" draw:fill="none" draw:textarea-horizontal-align="justify" draw:textarea-vertical-align="middle" draw:auto-grow-height="false" fo:min-height="4.15cm" fo:min-width="0.5cm"/>
    </style:style>
    <style:style style:name="gr14" style:family="graphic" style:parent-style-name="standard">
      <style:graphic-properties draw:stroke="solid" svg:stroke-color="#ff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text-properties fo:font-size="16pt" style:font-size-asian="18pt" style:font-size-complex="18pt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1cm" svg:y1="5.901cm" svg:x2="6.5cm" svg:y2="8.201cm">
          <text:p/>
        </draw:line>
        <draw:frame draw:style-name="gr2" draw:text-style-name="P2" draw:layer="layout" svg:width="1.1cm" svg:height="4.232cm" svg:x="5.8cm" svg:y="7.202cm">
          <draw:text-box>
            <text:p><text:span text:style-name="T1">y</text:span><text:span text:style-name="T2">1</text:span></text:p>
            <text:p><text:span text:style-name="T1">y</text:span><text:span text:style-name="T2">2</text:span></text:p>
            <text:p><text:span text:style-name="T1">y</text:span><text:span text:style-name="T2">3</text:span></text:p>
            <text:p><text:span text:style-name="T1">y</text:span><text:span text:style-name="T2">4</text:span></text:p>
            <text:p><text:span text:style-name="T1">y</text:span><text:span text:style-name="T2">5</text:span></text:p>
          </draw:text-box>
        </draw:frame>
        <draw:frame draw:style-name="gr3" draw:text-style-name="P2" draw:layer="layout" svg:width="2.8cm" svg:height="1cm" svg:x="4.7cm" svg:y="3.301cm">
          <draw:text-box>
            <text:p>Animal i</text:p>
          </draw:text-box>
        </draw:frame>
        <draw:frame draw:style-name="gr4" draw:text-style-name="P2" draw:layer="layout" svg:width="1cm" svg:height="0.962cm" svg:x="1.8cm" svg:y="4.601cm">
          <draw:text-box>
            <text:p><text:span text:style-name="T1">y</text:span><text:span text:style-name="T2">i</text:span></text:p>
          </draw:text-box>
        </draw:frame>
        <draw:frame draw:style-name="gr5" draw:text-style-name="P2" draw:layer="layout" svg:width="1.4cm" svg:height="4.4cm" svg:x="3.1cm" svg:y="4.601cm">
          <draw:text-box>
            <text:p><text:span text:style-name="T1">y</text:span><text:span text:style-name="T2">i,1</text:span></text:p>
            <text:p><text:span text:style-name="T1">y</text:span><text:span text:style-name="T2">i,2</text:span></text:p>
            <text:p><text:span text:style-name="T1">y</text:span><text:span text:style-name="T2">i,3</text:span></text:p>
            <text:p><text:span text:style-name="T1">y</text:span><text:span text:style-name="T2">i,4</text:span></text:p>
            <text:p><text:span text:style-name="T1">y</text:span><text:span text:style-name="T2">i,5</text:span></text:p>
          </draw:text-box>
        </draw:frame>
        <draw:custom-shape draw:style-name="gr6" draw:text-style-name="P1" draw:layer="layout" svg:width="2.9cm" svg:height="1.1cm" svg:x="4.6cm" svg:y="3.2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cm" svg:height="1.5cm" svg:x="7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4cm" svg:height="0.806cm" svg:x="7.4cm" svg:y="5.601cm">
          <draw:text-box>
            <text:p><text:span text:style-name="T3">Progeny</text:span></text:p>
          </draw:text-box>
        </draw:frame>
        <draw:custom-shape draw:style-name="gr7" draw:text-style-name="P1" draw:layer="layout" svg:width="3.1cm" svg:height="1.5cm" svg:x="8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4cm" svg:height="0.806cm" svg:x="8.4cm" svg:y="9.201cm">
          <draw:text-box>
            <text:p><text:span text:style-name="T3">Progeny</text:span></text:p>
          </draw:text-box>
        </draw:frame>
        <draw:custom-shape draw:style-name="gr7" draw:text-style-name="P1" draw:layer="layout" svg:width="3.1cm" svg:height="1.5cm" svg:x="10.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4cm" svg:height="0.806cm" svg:x="10.7cm" svg:y="4.901cm">
          <draw:text-box>
            <text:p><text:span text:style-name="T3">Progeny</text:span></text:p>
          </draw:text-box>
        </draw:frame>
        <draw:custom-shape draw:style-name="gr7" draw:text-style-name="P1" draw:layer="layout" svg:width="3.1cm" svg:height="1.5cm" svg:x="11.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4cm" svg:height="0.806cm" svg:x="11.7cm" svg:y="6.801cm">
          <draw:text-box>
            <text:p><text:span text:style-name="T3">Progeny</text:span></text:p>
          </draw:text-box>
        </draw:frame>
        <draw:custom-shape draw:style-name="gr7" draw:text-style-name="P1" draw:layer="layout" svg:width="3.1cm" svg:height="1.5cm" svg:x="11.2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4cm" svg:height="0.806cm" svg:x="11.6cm" svg:y="10.101cm">
          <draw:text-box>
            <text:p><text:span text:style-name="T3">Progeny</text:span></text:p>
          </draw:text-box>
        </draw:frame>
        <draw:custom-shape draw:style-name="gr9" draw:text-style-name="P1" draw:layer="layout" svg:width="0.8cm" svg:height="0.8cm" svg:x="1.8cm" svg:y="4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3.6cm" svg:x="3.1cm" svg:y="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8.1cm" svg:height="1.2cm" svg:x="2.5cm" svg:y="1.001cm">
          <draw:text-box>
            <text:p>Predicted Breeding Value</text:p>
          </draw:text-box>
        </draw:frame>
        <draw:line draw:style-name="gr12" draw:text-style-name="P1" draw:layer="layout" svg:x1="3.7cm" svg:y1="8.4cm" svg:x2="3.4cm" svg:y2="10cm">
          <text:p/>
        </draw:line>
        <draw:line draw:style-name="gr12" draw:text-style-name="P1" draw:layer="layout" svg:x1="2.2cm" svg:y1="5.6cm" svg:x2="2.2cm" svg:y2="9.9cm">
          <text:p/>
        </draw:line>
        <draw:line draw:style-name="gr1" draw:text-style-name="P1" draw:layer="layout" svg:x1="6cm" svg:y1="1.901cm" svg:x2="6cm" svg:y2="3.201cm">
          <text:p/>
        </draw:line>
        <draw:line draw:style-name="gr1" draw:text-style-name="P1" draw:layer="layout" svg:x1="4.6cm" svg:y1="4.201cm" svg:x2="3.6cm" svg:y2="4.801cm">
          <text:p/>
        </draw:line>
        <draw:line draw:style-name="gr1" draw:text-style-name="P1" draw:layer="layout" svg:x1="4.6cm" svg:y1="3.901cm" svg:x2="2.2cm" svg:y2="4.801cm">
          <text:p/>
        </draw:line>
        <draw:custom-shape draw:style-name="gr13" draw:text-style-name="P1" draw:layer="layout" svg:width="1cm" svg:height="4.4cm" svg:x="5.8cm" svg:y="7.2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cm" svg:y1="6.601cm" svg:x2="6.5cm" svg:y2="7.501cm">
          <text:p/>
        </draw:line>
        <draw:line draw:style-name="gr1" draw:text-style-name="P1" draw:layer="layout" svg:x1="6.6cm" svg:y1="9cm" svg:x2="11.3cm" svg:y2="7.301cm">
          <text:p/>
        </draw:line>
        <draw:line draw:style-name="gr1" draw:text-style-name="P1" draw:layer="layout" svg:x1="6.6cm" svg:y1="9.6cm" svg:x2="8cm" svg:y2="9.601cm">
          <text:p/>
        </draw:line>
        <draw:line draw:style-name="gr1" draw:text-style-name="P1" draw:layer="layout" svg:x1="6.6cm" svg:y1="10.3cm" svg:x2="11.2cm" svg:y2="10.601cm">
          <text:p/>
        </draw:line>
        <draw:line draw:style-name="gr12" draw:text-style-name="P1" draw:layer="layout" svg:x1="5.8cm" svg:y1="8.3cm" svg:x2="4.3cm" svg:y2="10cm">
          <text:p/>
        </draw:line>
        <draw:line draw:style-name="gr1" draw:text-style-name="P1" draw:layer="layout" svg:x1="7.2cm" svg:y1="4.301cm" svg:x2="7.8cm" svg:y2="5.301cm">
          <text:p/>
        </draw:line>
        <draw:line draw:style-name="gr1" draw:text-style-name="P1" draw:layer="layout" svg:x1="7.5cm" svg:y1="4.001cm" svg:x2="10.3cm" svg:y2="5.101cm">
          <text:p/>
        </draw:line>
        <draw:line draw:style-name="gr1" draw:text-style-name="P1" draw:layer="layout" svg:x1="7.5cm" svg:y1="3.701cm" svg:x2="14cm" svg:y2="3.701cm">
          <text:p/>
        </draw:line>
        <draw:line draw:style-name="gr1" draw:text-style-name="P1" draw:layer="layout" svg:x1="14cm" svg:y1="3.701cm" svg:x2="14cm" svg:y2="6.701cm">
          <text:p/>
        </draw:line>
        <draw:line draw:style-name="gr1" draw:text-style-name="P1" draw:layer="layout" svg:x1="6.9cm" svg:y1="4.301cm" svg:x2="6.9cm" svg:y2="6.701cm">
          <text:p/>
        </draw:line>
        <draw:line draw:style-name="gr1" draw:text-style-name="P1" draw:layer="layout" svg:x1="6.9cm" svg:y1="6.701cm" svg:x2="8.2cm" svg:y2="9.101cm">
          <text:p/>
        </draw:line>
        <draw:line draw:style-name="gr1" draw:text-style-name="P1" draw:layer="layout" svg:x1="7.5cm" svg:y1="4.301cm" svg:x2="10.5cm" svg:y2="5.801cm">
          <text:p/>
        </draw:line>
        <draw:line draw:style-name="gr1" draw:text-style-name="P1" draw:layer="layout" svg:x1="10.5cm" svg:y1="5.801cm" svg:x2="12cm" svg:y2="9.801cm">
          <text:p/>
        </draw:line>
        <draw:frame draw:style-name="gr14" draw:text-style-name="P5" draw:layer="layout" svg:width="4.3cm" svg:height="1.505cm" svg:x="1cm" svg:y="10.1cm">
          <draw:text-box>
            <text:p text:style-name="P4"><text:span text:style-name="T1">Selection</text:span></text:p>
            <text:p text:style-name="P4"><text:span text:style-name="T1">Index I</text:span></text:p>
          </draw:text-box>
        </draw:frame>
        <draw:frame draw:style-name="gr15" draw:text-style-name="P2" draw:layer="layout" svg:width="1.01cm" svg:height="0.878cm" svg:x="1.2cm" svg:y="6.9cm">
          <draw:text-box>
            <text:p><text:span text:style-name="T1">b</text:span><text:span text:style-name="T2">1</text:span></text:p>
          </draw:text-box>
        </draw:frame>
        <draw:frame draw:style-name="gr15" draw:text-style-name="P2" draw:layer="layout" svg:width="1.01cm" svg:height="0.878cm" svg:x="2.8cm" svg:y="8.6cm">
          <draw:text-box>
            <text:p><text:span text:style-name="T1">b</text:span><text:span text:style-name="T2">2</text:span></text:p>
          </draw:text-box>
        </draw:frame>
        <draw:frame draw:style-name="gr15" draw:text-style-name="P2" draw:layer="layout" svg:width="1.01cm" svg:height="0.878cm" svg:x="4.5cm" svg:y="8.3cm">
          <draw:text-box>
            <text:p><text:span text:style-name="T1">b</text:span><text:span text:style-name="T2">3</text:span></text:p>
          </draw:text-box>
        </draw:frame>
        <draw:line draw:style-name="gr16" draw:text-style-name="P1" draw:layer="layout" svg:x1="1.1cm" svg:y1="10.1cm" svg:x2="1.1cm" svg:y2="2.5cm">
          <text:p/>
        </draw:line>
        <draw:line draw:style-name="gr17" draw:text-style-name="P1" draw:layer="layout" svg:x1="1.1cm" svg:y1="2.5cm" svg:x2="2.7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19T04:52:29.389126865</dc:date>
    <meta:editing-duration>PT13M35S</meta:editing-duration>
    <meta:editing-cycles>3</meta:editing-cycles>
    <meta:generator>LibreOffice/6.1.0.3$MacOSX_X86_64 LibreOffice_project/efb621ed25068d70781dc026f7e9c5187a4decd1</meta:generator>
    <meta:document-statistic meta:object-count="44"/>
  </office:meta>
</office:document-meta>
</file>